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935" officeooo:paragraph-rsid="00061935"/>
    </style:style>
    <style:style style:name="P2" style:family="paragraph" style:parent-style-name="Standard">
      <style:text-properties officeooo:rsid="00061935" officeooo:paragraph-rsid="0007ebe2"/>
    </style:style>
    <style:style style:name="P3" style:family="paragraph" style:parent-style-name="Standard">
      <style:text-properties officeooo:rsid="00061935" officeooo:paragraph-rsid="00084067"/>
    </style:style>
    <style:style style:name="P4" style:family="paragraph" style:parent-style-name="Standard">
      <style:text-properties officeooo:rsid="00061935" officeooo:paragraph-rsid="000b8d29"/>
    </style:style>
    <style:style style:name="P5" style:family="paragraph" style:parent-style-name="Standard">
      <style:text-properties officeooo:rsid="00061935" officeooo:paragraph-rsid="000db855"/>
    </style:style>
    <style:style style:name="P6" style:family="paragraph" style:parent-style-name="Standard">
      <style:text-properties officeooo:rsid="00061935" officeooo:paragraph-rsid="000f23f2"/>
    </style:style>
    <style:style style:name="P7" style:family="paragraph" style:parent-style-name="Standard">
      <style:text-properties officeooo:paragraph-rsid="00061935"/>
    </style:style>
    <style:style style:name="P8" style:family="paragraph" style:parent-style-name="Standard">
      <style:text-properties officeooo:rsid="0007ebe2" officeooo:paragraph-rsid="0007ebe2"/>
    </style:style>
    <style:style style:name="P9" style:family="paragraph" style:parent-style-name="Standard">
      <style:text-properties officeooo:rsid="00084067" officeooo:paragraph-rsid="00084067"/>
    </style:style>
    <style:style style:name="P10" style:family="paragraph" style:parent-style-name="Standard">
      <style:text-properties officeooo:rsid="000b8d29" officeooo:paragraph-rsid="00084067"/>
    </style:style>
    <style:style style:name="P11" style:family="paragraph" style:parent-style-name="Standard">
      <style:text-properties officeooo:rsid="000b8d29" officeooo:paragraph-rsid="000b8d29"/>
    </style:style>
    <style:style style:name="P12" style:family="paragraph" style:parent-style-name="Standard">
      <style:text-properties officeooo:rsid="000b8d29" officeooo:paragraph-rsid="000bc1cd"/>
    </style:style>
    <style:style style:name="P13" style:family="paragraph" style:parent-style-name="Standard">
      <style:text-properties officeooo:paragraph-rsid="000b8d29"/>
    </style:style>
    <style:style style:name="P14" style:family="paragraph" style:parent-style-name="Standard">
      <style:text-properties officeooo:rsid="000bc1cd" officeooo:paragraph-rsid="000bc1cd"/>
    </style:style>
    <style:style style:name="P15" style:family="paragraph" style:parent-style-name="Standard">
      <style:text-properties officeooo:rsid="000db855" officeooo:paragraph-rsid="000db855"/>
    </style:style>
    <style:style style:name="P16" style:family="paragraph" style:parent-style-name="Standard">
      <style:text-properties officeooo:rsid="000f23f2" officeooo:paragraph-rsid="000db855"/>
    </style:style>
    <style:style style:name="P17" style:family="paragraph" style:parent-style-name="Standard">
      <style:text-properties officeooo:paragraph-rsid="000f70a7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4c3e6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rsid="000f70a7" officeooo:paragraph-rsid="000f70a7" fo:background-color="#1e1e1e"/>
    </style:style>
    <style:style style:name="P21" style:family="paragraph" style:parent-style-name="Standard">
      <style:text-properties fo:color="#d4d4d4" style:font-name="Droid Sans Mono" fo:font-size="10.5pt" fo:font-weight="normal" officeooo:rsid="000f9011" officeooo:paragraph-rsid="000f70a7" fo:background-color="#1e1e1e"/>
    </style:style>
    <style:style style:name="P22" style:family="paragraph" style:parent-style-name="Standard">
      <style:text-properties fo:color="#d4d4d4" style:font-name="Droid Sans Mono" fo:font-size="10.5pt" fo:font-weight="normal" officeooo:rsid="000f9011" officeooo:paragraph-rsid="000f9011" fo:background-color="#1e1e1e"/>
    </style:style>
    <style:style style:name="P23" style:family="paragraph" style:parent-style-name="Standard">
      <style:text-properties fo:color="#d4d4d4" style:font-name="Droid Sans Mono" fo:font-size="10.5pt" fo:font-weight="normal" officeooo:rsid="000fb6ac" officeooo:paragraph-rsid="000fb6ac" fo:background-color="#1e1e1e"/>
    </style:style>
    <style:style style:name="P24" style:family="paragraph" style:parent-style-name="Standard">
      <style:text-properties fo:color="#d4d4d4" style:font-name="Droid Sans Mono" fo:font-size="10.5pt" fo:font-weight="normal" officeooo:rsid="000fb6ac" officeooo:paragraph-rsid="0011dbff" fo:background-color="#1e1e1e"/>
    </style:style>
    <style:style style:name="P25" style:family="paragraph" style:parent-style-name="Standard">
      <style:text-properties fo:color="#d4d4d4" style:font-name="Droid Sans Mono" fo:font-size="10.5pt" fo:font-weight="normal" officeooo:rsid="0011dbff" officeooo:paragraph-rsid="0011dbff" fo:background-color="#1e1e1e"/>
    </style:style>
    <style:style style:name="P26" style:family="paragraph" style:parent-style-name="Standard">
      <style:text-properties fo:color="#d4d4d4" style:font-name="Droid Sans Mono" fo:font-size="10.5pt" fo:font-weight="normal" officeooo:rsid="0012faf1" officeooo:paragraph-rsid="0012faf1" fo:background-color="#1e1e1e"/>
    </style:style>
    <style:style style:name="P27" style:family="paragraph" style:parent-style-name="Standard">
      <style:text-properties fo:color="#d4d4d4" style:font-name="Droid Sans Mono" fo:font-size="10.5pt" fo:font-weight="normal" officeooo:rsid="0012faf1" officeooo:paragraph-rsid="0011dbff" fo:background-color="#1e1e1e"/>
    </style:style>
    <style:style style:name="P28" style:family="paragraph" style:parent-style-name="Standard">
      <style:text-properties fo:color="#d4d4d4" style:font-name="Droid Sans Mono" fo:font-size="10.5pt" fo:font-weight="normal" officeooo:rsid="00149bb7" officeooo:paragraph-rsid="00149bb7" fo:background-color="#1e1e1e"/>
    </style:style>
    <style:style style:name="P29" style:family="paragraph" style:parent-style-name="Standard">
      <style:text-properties fo:color="#d4d4d4" style:font-name="Droid Sans Mono" fo:font-size="10.5pt" fo:font-weight="normal" officeooo:rsid="00160198" officeooo:paragraph-rsid="00160198" fo:background-color="#1e1e1e"/>
    </style:style>
    <style:style style:name="P30" style:family="paragraph" style:parent-style-name="Standard">
      <style:text-properties fo:color="#d4d4d4" style:font-name="Droid Sans Mono" fo:font-size="10.5pt" fo:font-weight="normal" officeooo:rsid="0016d223" officeooo:paragraph-rsid="0016d223" fo:background-color="#1e1e1e"/>
    </style:style>
    <style:style style:name="P31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4c3e6" officeooo:paragraph-rsid="0034c3e6" fo:background-color="#1e1e1e"/>
    </style:style>
    <style:style style:name="P32" style:family="paragraph" style:parent-style-name="Standard">
      <style:text-properties fo:color="#d4d4d4" style:font-name="Droid Sans Mono" fo:font-size="10.5pt" fo:font-weight="normal" officeooo:rsid="0039abca" officeooo:paragraph-rsid="0039abca" fo:background-color="#1e1e1e"/>
    </style:style>
    <style:style style:name="P33" style:family="paragraph" style:parent-style-name="Standard">
      <style:text-properties fo:language="zxx" fo:country="none" officeooo:rsid="00084067" officeooo:paragraph-rsid="00084067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0b8d29" officeooo:paragraph-rsid="000b8d29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0b8d29" officeooo:paragraph-rsid="000db855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0b8d29" officeooo:paragraph-rsid="000f23f2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061935" officeooo:paragraph-rsid="000b8d29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0db855" officeooo:paragraph-rsid="000db855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0f23f2" officeooo:paragraph-rsid="000db855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0f23f2" officeooo:paragraph-rsid="000f23f2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0f70a7" officeooo:paragraph-rsid="000f23f2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0f70a7" officeooo:paragraph-rsid="000f70a7" style:language-asian="zxx" style:country-asian="none" style:language-complex="zxx" style:country-complex="none"/>
    </style:style>
    <style:style style:name="P43" style:family="paragraph" style:parent-style-name="Standard">
      <style:text-properties fo:color="#000000" officeooo:paragraph-rsid="0017c7e1" fo:background-color="transparent"/>
    </style:style>
    <style:style style:name="P44" style:family="paragraph" style:parent-style-name="Standard">
      <style:text-properties fo:color="#000000" officeooo:rsid="001a826a" officeooo:paragraph-rsid="001a91bf" fo:background-color="transparent"/>
    </style:style>
    <style:style style:name="P45" style:family="paragraph" style:parent-style-name="Standard">
      <style:text-properties fo:color="#000000" style:font-name="Droid Sans Mono" fo:font-size="10.5pt" fo:font-weight="normal" officeooo:rsid="00198a96" officeooo:paragraph-rsid="0017c7e1" fo:background-color="transparent"/>
    </style:style>
    <style:style style:name="P46" style:family="paragraph" style:parent-style-name="Standard">
      <style:text-properties fo:color="#000000" style:font-name="Droid Sans Mono" fo:font-size="10.5pt" fo:font-weight="normal" officeooo:rsid="00198a96" officeooo:paragraph-rsid="00198a96" fo:background-color="transparent"/>
    </style:style>
    <style:style style:name="P47" style:family="paragraph" style:parent-style-name="Standard">
      <style:text-properties fo:color="#000000" style:font-name="Droid Sans Mono" fo:font-size="10.5pt" fo:font-weight="normal" officeooo:rsid="001a826a" officeooo:paragraph-rsid="001a826a" fo:background-color="transparent"/>
    </style:style>
    <style:style style:name="P48" style:family="paragraph" style:parent-style-name="Standard">
      <style:text-properties fo:color="#000000" style:font-name="Droid Sans Mono" fo:font-size="10.5pt" fo:font-weight="normal" officeooo:rsid="001a826a" officeooo:paragraph-rsid="001a91bf" fo:background-color="transparent"/>
    </style:style>
    <style:style style:name="P49" style:family="paragraph" style:parent-style-name="Standard">
      <style:text-properties fo:color="#000000" style:font-name="Droid Sans Mono" fo:font-size="10.5pt" fo:font-weight="normal" officeooo:rsid="001bf347" officeooo:paragraph-rsid="001bf347" fo:background-color="transparent"/>
    </style:style>
    <style:style style:name="P50" style:family="paragraph" style:parent-style-name="Standard">
      <style:text-properties fo:color="#000000" style:font-name="Droid Sans Mono" fo:font-size="10.5pt" fo:font-weight="normal" officeooo:rsid="001c28a0" officeooo:paragraph-rsid="001c28a0" fo:background-color="transparent"/>
    </style:style>
    <style:style style:name="P51" style:family="paragraph" style:parent-style-name="Standard">
      <style:text-properties fo:color="#000000" style:font-name="Droid Sans Mono" fo:font-size="10.5pt" fo:font-weight="normal" officeooo:rsid="001d98c4" officeooo:paragraph-rsid="001d98c4" fo:background-color="transparent"/>
    </style:style>
    <style:style style:name="P52" style:family="paragraph" style:parent-style-name="Standard">
      <style:text-properties fo:color="#000000" style:font-name="Droid Sans Mono" fo:font-size="10.5pt" fo:font-weight="normal" officeooo:rsid="001d98c4" officeooo:paragraph-rsid="001f8b71" fo:background-color="transparent"/>
    </style:style>
    <style:style style:name="P53" style:family="paragraph" style:parent-style-name="Standard">
      <style:text-properties fo:color="#000000" style:font-name="Droid Sans Mono" fo:font-size="10.5pt" fo:font-weight="normal" officeooo:rsid="00207bb2" officeooo:paragraph-rsid="00207bb2" fo:background-color="transparent"/>
    </style:style>
    <style:style style:name="P54" style:family="paragraph" style:parent-style-name="Standard">
      <style:text-properties fo:color="#000000" style:font-name="Droid Sans Mono" fo:font-size="10.5pt" fo:font-weight="normal" officeooo:rsid="00207bb2" officeooo:paragraph-rsid="002208ed" fo:background-color="transparent"/>
    </style:style>
    <style:style style:name="P55" style:family="paragraph" style:parent-style-name="Standard">
      <style:text-properties fo:color="#000000" style:font-name="Droid Sans Mono" fo:font-size="10.5pt" fo:font-weight="normal" officeooo:rsid="002255e9" officeooo:paragraph-rsid="002255e9" fo:background-color="transparent"/>
    </style:style>
    <style:style style:name="P56" style:family="paragraph" style:parent-style-name="Standard">
      <style:text-properties fo:color="#000000" style:font-name="Droid Sans Mono" fo:font-size="10.5pt" fo:font-weight="normal" officeooo:rsid="0022c89a" officeooo:paragraph-rsid="0022c89a" fo:background-color="transparent"/>
    </style:style>
    <style:style style:name="P57" style:family="paragraph" style:parent-style-name="Standard">
      <style:text-properties fo:color="#000000" style:font-name="Droid Sans Mono" fo:font-size="10.5pt" fo:font-weight="normal" officeooo:rsid="00232fc3" officeooo:paragraph-rsid="00232fc3" fo:background-color="transparent"/>
    </style:style>
    <style:style style:name="P58" style:family="paragraph" style:parent-style-name="Standard">
      <style:text-properties fo:color="#000000" style:font-name="Droid Sans Mono" fo:font-size="10.5pt" fo:font-weight="normal" officeooo:rsid="00232fc3" officeooo:paragraph-rsid="0022c89a" fo:background-color="transparent"/>
    </style:style>
    <style:style style:name="P59" style:family="paragraph" style:parent-style-name="Standard">
      <style:text-properties fo:color="#000000" style:font-name="Droid Sans Mono" fo:font-size="10.5pt" fo:font-weight="normal" officeooo:rsid="0023d28c" officeooo:paragraph-rsid="0023d28c" fo:background-color="transparent"/>
    </style:style>
    <style:style style:name="P60" style:family="paragraph" style:parent-style-name="Standard">
      <style:text-properties fo:color="#000000" style:font-name="Droid Sans Mono" fo:font-size="10.5pt" fo:font-weight="normal" officeooo:rsid="00252974" officeooo:paragraph-rsid="00252974" fo:background-color="transparent"/>
    </style:style>
    <style:style style:name="P61" style:family="paragraph" style:parent-style-name="Standard">
      <style:text-properties fo:color="#000000" style:font-name="Droid Sans Mono" fo:font-size="10.5pt" fo:font-weight="normal" officeooo:rsid="00252974" officeooo:paragraph-rsid="0026dd51" fo:background-color="transparent"/>
    </style:style>
    <style:style style:name="P62" style:family="paragraph" style:parent-style-name="Standard">
      <style:text-properties fo:color="#000000" style:font-name="Droid Sans Mono" fo:font-size="10.5pt" fo:font-weight="normal" officeooo:rsid="0026dd51" officeooo:paragraph-rsid="0026dd51" fo:background-color="transparent"/>
    </style:style>
    <style:style style:name="P63" style:family="paragraph" style:parent-style-name="Standard">
      <style:text-properties fo:color="#000000" style:font-name="Droid Sans Mono" fo:font-size="10.5pt" fo:font-weight="normal" officeooo:rsid="00273082" officeooo:paragraph-rsid="00273082" fo:background-color="transparent"/>
    </style:style>
    <style:style style:name="P64" style:family="paragraph" style:parent-style-name="Standard">
      <style:text-properties fo:color="#000000" style:font-name="Droid Sans Mono" fo:font-size="10.5pt" fo:font-weight="normal" officeooo:rsid="00292e2b" officeooo:paragraph-rsid="00292e2b" fo:background-color="transparent"/>
    </style:style>
    <style:style style:name="P65" style:family="paragraph" style:parent-style-name="Standard">
      <style:text-properties fo:color="#000000" style:font-name="Droid Sans Mono" fo:font-size="10.5pt" fo:font-weight="normal" officeooo:rsid="002b13ed" officeooo:paragraph-rsid="002b13ed" fo:background-color="transparent"/>
    </style:style>
    <style:style style:name="P66" style:family="paragraph" style:parent-style-name="Standard">
      <style:text-properties fo:color="#000000" style:font-name="Droid Sans Mono" fo:font-size="10.5pt" fo:font-weight="normal" officeooo:rsid="002db356" officeooo:paragraph-rsid="002db356" fo:background-color="transparent"/>
    </style:style>
    <style:style style:name="P67" style:family="paragraph" style:parent-style-name="Standard">
      <style:text-properties fo:color="#000000" style:font-name="Droid Sans Mono" fo:font-size="10.5pt" fo:font-weight="normal" officeooo:rsid="002e6f77" officeooo:paragraph-rsid="002e6f77" fo:background-color="transparent"/>
    </style:style>
    <style:style style:name="P68" style:family="paragraph" style:parent-style-name="Standard">
      <style:text-properties fo:color="#000000" style:font-name="Droid Sans Mono" fo:font-size="10.5pt" fo:font-weight="normal" officeooo:rsid="002f57f6" officeooo:paragraph-rsid="002f57f6" fo:background-color="transparent"/>
    </style:style>
    <style:style style:name="P69" style:family="paragraph" style:parent-style-name="Standard">
      <style:text-properties fo:color="#000000" style:font-name="Droid Sans Mono" fo:font-size="10.5pt" fo:font-weight="normal" officeooo:rsid="002fd19f" officeooo:paragraph-rsid="002fd19f" fo:background-color="transparent"/>
    </style:style>
    <style:style style:name="P70" style:family="paragraph" style:parent-style-name="Standard">
      <style:text-properties fo:color="#000000" style:font-name="Droid Sans Mono" fo:font-size="10.5pt" fo:font-weight="normal" officeooo:rsid="0032dbcd" officeooo:paragraph-rsid="0032dbcd" fo:background-color="transparent"/>
    </style:style>
    <style:style style:name="P71" style:family="paragraph" style:parent-style-name="Standard">
      <style:text-properties fo:color="#000000" style:font-name="Droid Sans Mono" fo:font-size="10.5pt" fo:font-weight="normal" officeooo:rsid="0034c3e6" officeooo:paragraph-rsid="0034c3e6" fo:background-color="transparent"/>
    </style:style>
    <style:style style:name="P72" style:family="paragraph" style:parent-style-name="Standard">
      <style:text-properties fo:color="#000000" style:font-name="Droid Sans Mono" fo:font-size="10.5pt" fo:font-weight="normal" officeooo:rsid="0034ee82" officeooo:paragraph-rsid="0034ee82" fo:background-color="transparent"/>
    </style:style>
    <style:style style:name="P73" style:family="paragraph" style:parent-style-name="Standard">
      <style:text-properties fo:color="#000000" style:font-name="Droid Sans Mono" fo:font-size="10.5pt" fo:font-weight="normal" officeooo:rsid="0034ee82" officeooo:paragraph-rsid="00389de6" fo:background-color="transparent"/>
    </style:style>
    <style:style style:name="P74" style:family="paragraph" style:parent-style-name="Standard">
      <style:text-properties fo:color="#000000" style:font-name="Droid Sans Mono" fo:font-size="10.5pt" fo:font-weight="normal" officeooo:rsid="003154af" officeooo:paragraph-rsid="003154af" fo:background-color="transparent"/>
    </style:style>
    <style:style style:name="P75" style:family="paragraph" style:parent-style-name="Standard">
      <style:text-properties fo:color="#000000" style:font-name="Droid Sans Mono" fo:font-size="10.5pt" fo:font-weight="normal" officeooo:rsid="0036aae0" officeooo:paragraph-rsid="0036aae0" fo:background-color="transparent"/>
    </style:style>
    <style:style style:name="P76" style:family="paragraph" style:parent-style-name="Standard">
      <style:text-properties fo:color="#000000" style:font-name="Droid Sans Mono" fo:font-size="10.5pt" fo:font-weight="normal" officeooo:rsid="0036aae0" officeooo:paragraph-rsid="00389de6" fo:background-color="transparent"/>
    </style:style>
    <style:style style:name="P77" style:family="paragraph" style:parent-style-name="Standard">
      <style:text-properties fo:color="#000000" style:font-name="Droid Sans Mono" fo:font-size="10.5pt" fo:font-weight="normal" officeooo:rsid="0036aae0" officeooo:paragraph-rsid="003987c6" fo:background-color="transparent"/>
    </style:style>
    <style:style style:name="P78" style:family="paragraph" style:parent-style-name="Standard">
      <style:text-properties fo:color="#000000" style:font-name="Droid Sans Mono" fo:font-size="10.5pt" fo:font-weight="normal" officeooo:rsid="00389de6" officeooo:paragraph-rsid="00389de6" fo:background-color="transparent"/>
    </style:style>
    <style:style style:name="P79" style:family="paragraph" style:parent-style-name="Standard">
      <style:text-properties fo:color="#000000" style:font-name="Droid Sans Mono" fo:font-size="10.5pt" fo:font-weight="normal" officeooo:rsid="0039abca" officeooo:paragraph-rsid="0039abca" fo:background-color="transparent"/>
    </style:style>
    <style:style style:name="P80" style:family="paragraph" style:parent-style-name="Standard">
      <style:text-properties fo:color="#000000" style:font-name="Droid Sans Mono" fo:font-size="10.5pt" fo:font-weight="normal" officeooo:rsid="003ae63e" officeooo:paragraph-rsid="003ae63e" fo:background-color="transparent"/>
    </style:style>
    <style:style style:name="P81" style:family="paragraph" style:parent-style-name="Standard">
      <style:text-properties fo:color="#000000" style:font-name="Droid Sans Mono" fo:font-size="10.5pt" fo:font-weight="normal" officeooo:rsid="003b7068" officeooo:paragraph-rsid="003b7068" fo:background-color="transparent"/>
    </style:style>
    <style:style style:name="P82" style:family="paragraph" style:parent-style-name="Standard">
      <style:text-properties fo:color="#000000" style:font-name="Droid Sans Mono" fo:font-size="10.5pt" fo:font-weight="normal" officeooo:rsid="003d15c3" officeooo:paragraph-rsid="003d15c3" fo:background-color="transparent"/>
    </style:style>
    <style:style style:name="P83" style:family="paragraph" style:parent-style-name="Standard">
      <style:text-properties fo:color="#000000" style:font-name="Droid Sans Mono" fo:font-size="10.5pt" fo:font-weight="normal" officeooo:rsid="003e3e42" officeooo:paragraph-rsid="003e3e42" fo:background-color="transparent"/>
    </style:style>
    <style:style style:name="P84" style:family="paragraph" style:parent-style-name="Standard">
      <style:text-properties fo:color="#000000" style:font-name="Droid Sans Mono" fo:font-size="10.5pt" fo:font-weight="normal" officeooo:rsid="003f4197" officeooo:paragraph-rsid="003f4197" fo:background-color="transparent"/>
    </style:style>
    <style:style style:name="P85" style:family="paragraph" style:parent-style-name="Standard">
      <style:text-properties fo:color="#000000" style:font-name="Droid Sans Mono" fo:font-size="10.5pt" fo:font-weight="normal" officeooo:rsid="00410052" officeooo:paragraph-rsid="00410052" fo:background-color="transparent"/>
    </style:style>
    <style:style style:name="P86" style:family="paragraph" style:parent-style-name="Standard">
      <style:text-properties fo:color="#000000" style:font-name="Droid Sans Mono" fo:font-size="10.5pt" fo:font-weight="normal" officeooo:rsid="004241ab" officeooo:paragraph-rsid="004241ab" fo:background-color="transparent"/>
    </style:style>
    <style:style style:name="P87" style:family="paragraph" style:parent-style-name="Standard">
      <style:text-properties fo:color="#000000" style:font-name="Droid Sans Mono" fo:font-size="10.5pt" fo:font-weight="normal" officeooo:rsid="0042d283" officeooo:paragraph-rsid="0042d283" fo:background-color="transparent"/>
    </style:style>
    <style:style style:name="P88" style:family="paragraph" style:parent-style-name="Standard">
      <style:text-properties fo:color="#000000" style:font-name="Droid Sans Mono" fo:font-size="10.5pt" fo:font-weight="normal" officeooo:rsid="0043714e" officeooo:paragraph-rsid="0043714e" fo:background-color="transparent"/>
    </style:style>
    <style:style style:name="P89" style:family="paragraph" style:parent-style-name="Standard">
      <style:text-properties fo:color="#000000" style:font-name="Droid Sans Mono" fo:font-size="10.5pt" fo:font-weight="normal" officeooo:rsid="0043d928" officeooo:paragraph-rsid="0043d928" fo:background-color="transparent"/>
    </style:style>
    <style:style style:name="P90" style:family="paragraph" style:parent-style-name="Standard">
      <style:text-properties fo:color="#000000" style:font-name="Droid Sans Mono" fo:font-size="10.5pt" fo:font-weight="normal" officeooo:rsid="0045afe8" officeooo:paragraph-rsid="0045afe8" fo:background-color="transparent"/>
    </style:style>
    <style:style style:name="P91" style:family="paragraph" style:parent-style-name="Standard">
      <style:text-properties fo:color="#000000" style:font-name="Droid Sans Mono" fo:font-size="10.5pt" fo:font-weight="normal" officeooo:rsid="0035d84e" officeooo:paragraph-rsid="00389de6" fo:background-color="transparent"/>
    </style:style>
    <style:style style:name="P92" style:family="paragraph" style:parent-style-name="Standard">
      <style:text-properties fo:color="#000000" style:font-name="Droid Sans Mono" fo:font-size="10.5pt" fo:font-weight="normal" officeooo:rsid="003987c6" officeooo:paragraph-rsid="00389de6" fo:background-color="transparent"/>
    </style:style>
    <style:style style:name="P93" style:family="paragraph" style:parent-style-name="Standard">
      <style:text-properties fo:color="#000000" style:font-name="Droid Sans Mono" fo:font-size="10.5pt" fo:font-weight="normal" officeooo:rsid="0048a93e" officeooo:paragraph-rsid="0048a93e" fo:background-color="transparent"/>
    </style:style>
    <style:style style:name="P94" style:family="paragraph" style:parent-style-name="Standard">
      <style:text-properties officeooo:paragraph-rsid="001f8b71"/>
    </style:style>
    <style:style style:name="P95" style:family="paragraph" style:parent-style-name="Standard">
      <style:text-properties officeooo:paragraph-rsid="0022c89a"/>
    </style:style>
    <style:style style:name="P96" style:family="paragraph" style:parent-style-name="Standard">
      <style:text-properties officeooo:rsid="00232fc3" officeooo:paragraph-rsid="00232fc3"/>
    </style:style>
    <style:style style:name="P97" style:family="paragraph" style:parent-style-name="Standard">
      <style:text-properties officeooo:paragraph-rsid="0026dd51"/>
    </style:style>
    <style:style style:name="P98" style:family="paragraph" style:parent-style-name="Standard">
      <style:text-properties officeooo:paragraph-rsid="002fd19f"/>
    </style:style>
    <style:style style:name="P99" style:family="paragraph" style:parent-style-name="Standard">
      <style:text-properties officeooo:rsid="0032dbcd" officeooo:paragraph-rsid="0032dbcd"/>
    </style:style>
    <style:style style:name="P100" style:family="paragraph" style:parent-style-name="Standard">
      <style:text-properties officeooo:paragraph-rsid="00389de6"/>
    </style:style>
    <style:style style:name="P101" style:family="paragraph" style:parent-style-name="Standard">
      <style:text-properties officeooo:paragraph-rsid="0039498f"/>
    </style:style>
    <style:style style:name="P102" style:family="paragraph" style:parent-style-name="Standard">
      <style:text-properties officeooo:paragraph-rsid="003987c6"/>
    </style:style>
    <style:style style:name="T1" style:family="text">
      <style:text-properties officeooo:rsid="00061935"/>
    </style:style>
    <style:style style:name="T2" style:family="text">
      <style:text-properties officeooo:rsid="0007ebe2"/>
    </style:style>
    <style:style style:name="T3" style:family="text">
      <style:text-properties officeooo:rsid="00084067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061935" style:language-asian="zxx" style:country-asian="none" style:language-complex="zxx" style:country-complex="none"/>
    </style:style>
    <style:style style:name="T6" style:family="text">
      <style:text-properties fo:language="zxx" fo:country="none" officeooo:rsid="000b8d29" style:language-asian="zxx" style:country-asian="none" style:language-complex="zxx" style:country-complex="none"/>
    </style:style>
    <style:style style:name="T7" style:family="text">
      <style:text-properties fo:language="zxx" fo:country="none" officeooo:rsid="000bc1cd" style:language-asian="zxx" style:country-asian="none" style:language-complex="zxx" style:country-complex="none"/>
    </style:style>
    <style:style style:name="T8" style:family="text">
      <style:text-properties fo:language="zxx" fo:country="none" officeooo:rsid="000db855" style:language-asian="zxx" style:country-asian="none" style:language-complex="zxx" style:country-complex="none"/>
    </style:style>
    <style:style style:name="T9" style:family="text">
      <style:text-properties fo:language="zxx" fo:country="none" officeooo:rsid="000f23f2" style:language-asian="zxx" style:country-asian="none" style:language-complex="zxx" style:country-complex="none"/>
    </style:style>
    <style:style style:name="T10" style:family="text">
      <style:text-properties fo:language="zxx" fo:country="none" officeooo:rsid="000f70a7" style:language-asian="zxx" style:country-asian="none" style:language-complex="zxx" style:country-complex="none"/>
    </style:style>
    <style:style style:name="T11" style:family="text">
      <style:text-properties officeooo:rsid="0009e029"/>
    </style:style>
    <style:style style:name="T12" style:family="text">
      <style:text-properties officeooo:rsid="000bc1cd"/>
    </style:style>
    <style:style style:name="T13" style:family="text">
      <style:text-properties fo:color="#808080" fo:language="zxx" fo:country="none" style:language-asian="zxx" style:country-asian="none" style:language-complex="zxx" style:country-complex="none"/>
    </style:style>
    <style:style style:name="T14" style:family="text">
      <style:text-properties fo:color="#569cd6"/>
    </style:style>
    <style:style style:name="T15" style:family="text">
      <style:text-properties fo:color="#569cd6" fo:language="zxx" fo:country="none" style:language-asian="zxx" style:country-asian="none" style:language-complex="zxx" style:country-complex="none"/>
    </style:style>
    <style:style style:name="T16" style:family="text">
      <style:text-properties fo:color="#9cdcfe"/>
    </style:style>
    <style:style style:name="T17" style:family="text">
      <style:text-properties fo:color="#9cdcfe" fo:language="zxx" fo:country="none" style:language-asian="zxx" style:country-asian="none" style:language-complex="zxx" style:country-complex="none"/>
    </style:style>
    <style:style style:name="T18" style:family="text">
      <style:text-properties fo:color="#ce9178"/>
    </style:style>
    <style:style style:name="T19" style:family="text">
      <style:text-properties fo:color="#ce9178" fo:language="zxx" fo:country="none" style:language-asian="zxx" style:country-asian="none" style:language-complex="zxx" style:country-complex="none"/>
    </style:style>
    <style:style style:name="T20" style:family="text">
      <style:text-properties fo:color="#d7ba7d"/>
    </style:style>
    <style:style style:name="T21" style:family="text">
      <style:text-properties fo:color="#b5cea8"/>
    </style:style>
    <style:style style:name="T22" style:family="text">
      <style:text-properties officeooo:rsid="0011dbff"/>
    </style:style>
    <style:style style:name="T23" style:family="text">
      <style:text-properties officeooo:rsid="00160198"/>
    </style:style>
    <style:style style:name="T24" style:family="text">
      <style:text-properties officeooo:rsid="0016d223"/>
    </style:style>
    <style:style style:name="T25" style:family="text">
      <style:text-properties style:font-name="Droid Sans Mono" fo:font-size="10.5pt" fo:font-weight="normal"/>
    </style:style>
    <style:style style:name="T26" style:family="text">
      <style:text-properties style:font-name="Droid Sans Mono" fo:font-size="10.5pt" fo:font-weight="normal" officeooo:rsid="0017c7e1"/>
    </style:style>
    <style:style style:name="T27" style:family="text">
      <style:text-properties style:font-name="Droid Sans Mono" fo:font-size="10.5pt" fo:font-weight="normal" officeooo:rsid="00198a96"/>
    </style:style>
    <style:style style:name="T28" style:family="text">
      <style:text-properties style:font-name="Droid Sans Mono" fo:font-size="10.5pt" fo:font-weight="normal" officeooo:rsid="001a91bf"/>
    </style:style>
    <style:style style:name="T29" style:family="text">
      <style:text-properties fo:color="#000000" style:font-name="Droid Sans Mono" fo:font-size="10.5pt" fo:font-weight="normal" fo:background-color="transparent" loext:char-shading-value="0"/>
    </style:style>
    <style:style style:name="T30" style:family="text">
      <style:text-properties fo:color="#000000" style:font-name="Droid Sans Mono" fo:font-size="10.5pt" fo:font-weight="normal" officeooo:rsid="001d98c4" fo:background-color="transparent" loext:char-shading-value="0"/>
    </style:style>
    <style:style style:name="T31" style:family="text">
      <style:text-properties fo:color="#000000" style:font-name="Droid Sans Mono" fo:font-size="10.5pt" fo:font-weight="normal" officeooo:rsid="001f8b71" fo:background-color="transparent" loext:char-shading-value="0"/>
    </style:style>
    <style:style style:name="T32" style:family="text">
      <style:text-properties fo:color="#000000" style:font-name="Droid Sans Mono" fo:font-size="10.5pt" fo:font-weight="normal" officeooo:rsid="0022c89a" fo:background-color="transparent" loext:char-shading-value="0"/>
    </style:style>
    <style:style style:name="T33" style:family="text">
      <style:text-properties fo:color="#000000" style:font-name="Droid Sans Mono" fo:font-size="10.5pt" fo:font-weight="normal" officeooo:rsid="00232fc3" fo:background-color="transparent" loext:char-shading-value="0"/>
    </style:style>
    <style:style style:name="T34" style:family="text">
      <style:text-properties fo:color="#000000" style:font-name="Droid Sans Mono" fo:font-size="10.5pt" fo:font-weight="normal" officeooo:rsid="00252974" fo:background-color="transparent" loext:char-shading-value="0"/>
    </style:style>
    <style:style style:name="T35" style:family="text">
      <style:text-properties fo:color="#000000" style:font-name="Droid Sans Mono" fo:font-size="10.5pt" fo:font-weight="normal" officeooo:rsid="0026dd51" fo:background-color="transparent" loext:char-shading-value="0"/>
    </style:style>
    <style:style style:name="T36" style:family="text">
      <style:text-properties fo:color="#000000" style:font-name="Droid Sans Mono" fo:font-size="10.5pt" fo:font-weight="normal" officeooo:rsid="002fd19f" fo:background-color="transparent" loext:char-shading-value="0"/>
    </style:style>
    <style:style style:name="T37" style:family="text">
      <style:text-properties fo:color="#000000" style:font-name="Droid Sans Mono" fo:font-size="10.5pt" fo:font-weight="normal" officeooo:rsid="003154af" fo:background-color="transparent" loext:char-shading-value="0"/>
    </style:style>
    <style:style style:name="T38" style:family="text">
      <style:text-properties fo:color="#000000" style:font-name="Droid Sans Mono" fo:font-size="10.5pt" fo:font-weight="normal" officeooo:rsid="00389de6" fo:background-color="transparent" loext:char-shading-value="0"/>
    </style:style>
    <style:style style:name="T39" style:family="text">
      <style:text-properties fo:color="#000000" style:font-name="Droid Sans Mono" fo:font-size="10.5pt" fo:font-weight="normal" officeooo:rsid="0036aae0" fo:background-color="transparent" loext:char-shading-value="0"/>
    </style:style>
    <style:style style:name="T40" style:family="text">
      <style:text-properties fo:color="#000000" style:font-name="Droid Sans Mono" fo:font-size="10.5pt" fo:font-weight="normal" officeooo:rsid="0039498f" fo:background-color="transparent" loext:char-shading-value="0"/>
    </style:style>
    <style:style style:name="T41" style:family="text">
      <style:text-properties fo:color="#000000" style:font-name="Droid Sans Mono" fo:font-size="10.5pt" fo:font-weight="normal" officeooo:rsid="003987c6" fo:background-color="transparent" loext:char-shading-value="0"/>
    </style:style>
    <style:style style:name="T42" style:family="text">
      <style:text-properties officeooo:rsid="00207bb2"/>
    </style:style>
    <style:style style:name="T43" style:family="text">
      <style:text-properties officeooo:rsid="002208ed"/>
    </style:style>
    <style:style style:name="T44" style:family="text">
      <style:text-properties officeooo:rsid="002255e9"/>
    </style:style>
    <style:style style:name="T45" style:family="text">
      <style:text-properties officeooo:rsid="00273082"/>
    </style:style>
    <style:style style:name="T46" style:family="text">
      <style:text-properties officeooo:rsid="002db356"/>
    </style:style>
    <style:style style:name="T47" style:family="text">
      <style:text-properties officeooo:rsid="002e6f77"/>
    </style:style>
    <style:style style:name="T48" style:family="text">
      <style:text-properties officeooo:rsid="003154af"/>
    </style:style>
    <style:style style:name="T49" style:family="text">
      <style:text-properties officeooo:rsid="0034c3e6"/>
    </style:style>
    <style:style style:name="T50" style:family="text">
      <style:text-properties officeooo:rsid="0035d84e"/>
    </style:style>
    <style:style style:name="T51" style:family="text">
      <style:text-properties officeooo:rsid="0036aae0"/>
    </style:style>
    <style:style style:name="T52" style:family="text">
      <style:text-properties officeooo:rsid="0039498f"/>
    </style:style>
    <style:style style:name="T53" style:family="text">
      <style:text-properties officeooo:rsid="003987c6"/>
    </style:style>
    <style:style style:name="T54" style:family="text">
      <style:text-properties fo:color="#dcdcaa"/>
    </style:style>
    <style:style style:name="T55" style:family="text">
      <style:text-properties officeooo:rsid="003ae63e"/>
    </style:style>
    <style:style style:name="T56" style:family="text">
      <style:text-properties officeooo:rsid="003d15c3"/>
    </style:style>
    <style:style style:name="T57" style:family="text">
      <style:text-properties officeooo:rsid="0043d9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tab/>CURSO DE CSS3 com @SoyDalto</text:p>
      <text:p text:style-name="P1"/>
      <text:p text:style-name="P1"><text:s/><text:tab/><text:tab/><text:tab/><text:span text:style-name="T3">++ </text:span>SELECTORES:</text:p>
      <text:p text:style-name="P1"/>
      <text:p text:style-name="P1">. UNIVERSAL:</text:p>
      <text:p text:style-name="P1"/>
      <text:p text:style-name="P1">* {</text:p>
      <text:p text:style-name="P1"><text:tab/>color: red</text:p>
      <text:p text:style-name="P1">}</text:p>
      <text:p text:style-name="P1"/>
      <text:p text:style-name="P1">. DE TIPO:</text:p>
      <text:p text:style-name="P1"><text:s/></text:p>
      <text:p text:style-name="P1">h2, input {</text:p>
      <text:p text:style-name="P1"><text:tab/>color: red</text:p>
      <text:p text:style-name="P1">}</text:p>
      <text:p text:style-name="P1"/>
      <text:p text:style-name="P1">. DE CLASE:</text:p>
      <text:p text:style-name="P1"/>
      <text:p text:style-name="P1">. claseA {</text:p>
      <text:p text:style-name="P1"><text:tab/>color: red</text:p>
      <text:p text:style-name="P1">}</text:p>
      <text:p text:style-name="P1"/>
      <text:p text:style-name="P1">. DE ID:</text:p>
      <text:p text:style-name="P1"/>
      <text:p text:style-name="P1"># puntualizado {</text:p>
      <text:p text:style-name="P1"><text:tab/>color: red</text:p>
      <text:p text:style-name="P1">}</text:p>
      <text:p text:style-name="P1"/>
      <text:p text:style-name="P1">. DE ATRIBUTO:</text:p>
      <text:p text:style-name="P1"/>
      <text:p text:style-name="P1">[ atributo=valor]{</text:p>
      <text:p text:style-name="P1"><text:tab/>color: red</text:p>
      <text:p text:style-name="P1">}</text:p>
      <text:p text:style-name="P1"/>
      <text:p text:style-name="P7"><text:span text:style-name="T1">. </text:span><text:span text:style-name="T2">DESCENDENTE: para seleccionar un p dentro de un h2 se haría así:</text:span></text:p>
      <text:p text:style-name="P1"/>
      <text:p text:style-name="P8">h2 p <text:span text:style-name="T1">{</text:span></text:p>
      <text:p text:style-name="P2"><text:tab/>color: red</text:p>
      <text:p text:style-name="P2">}</text:p>
      <text:p text:style-name="P2"/>
      <text:p text:style-name="P2">. <text:span text:style-name="T2">PSEUDO-CLASE: por ejemplo hover:</text:span></text:p>
      <text:p text:style-name="P2"/>
      <text:p text:style-name="P8">h2:hover <text:span text:style-name="T1">{</text:span></text:p>
      <text:p text:style-name="P2"><text:tab/>color: red</text:p>
      <text:p text:style-name="P2">}</text:p>
      <text:p text:style-name="P2"/>
      <text:p text:style-name="P2"><text:s/></text:p>
      <text:p text:style-name="P2"><text:tab/><text:tab/><text:tab/><text:span text:style-name="T3">++ ESPECIFIDAD: </text:span></text:p>
      <text:p text:style-name="P9">Cuando vários selectores modifican un mismo elemento y tienen el mismo ‘rango’, el que predomina es el que viene último.</text:p>
      <text:p text:style-name="P9">Cuando tienen diferentes rangos, se sigue un órden jerárquico:</text:p>
      <text:p text:style-name="P9">! important <text:s text:c="2"/>&gt; <text:s text:c="2"/>estilo e<text:span text:style-name="T4">n linea &gt; id &gt; clases,seudoclases, atributos &gt; elementos</text:span></text:p>
      <text:p text:style-name="P33"><text:soft-page-break/>ejemplo uso important:</text:p>
      <text:p text:style-name="P33"/>
      <text:p text:style-name="P9"><text:span text:style-name="T4">h2 </text:span><text:span text:style-name="T5">{</text:span></text:p>
      <text:p text:style-name="P3"><text:tab/>color: red !<text:span text:style-name="T3">important</text:span></text:p>
      <text:p text:style-name="P3">}</text:p>
      <text:p text:style-name="P3"/>
      <text:p text:style-name="P3"/>
      <text:p text:style-name="P3"><text:tab/><text:tab/><text:tab/><text:span text:style-name="T11">++ METODOLOGÍA BEM</text:span></text:p>
      <text:p text:style-name="P3"/>
      <text:p text:style-name="P11">A partir de los nombres de las clases se define la selección:</text:p>
      <text:p text:style-name="P11">Se predefine el nombrado de clases, estipulando un código largo, para facilitar la selección de los elementos:</text:p>
      <text:p text:style-name="P11">Primero se pone el nombre del contenedor seguido de __ y luego el nombre del elemento.</text:p>
      <text:p text:style-name="P11">Por ejemplo:</text:p>
      <text:p text:style-name="P11">form__input</text:p>
      <text:p text:style-name="P11">form__input-2</text:p>
      <text:p text:style-name="P11">contact-form__input</text:p>
      <text:p text:style-name="P11">contact-form__input</text:p>
      <text:p text:style-name="P11"/>
      <text:p text:style-name="P14">Si hay muchos elementos iguales, se puede seleccionar com la <text:s/>pseudo-clase. Por ejemplo:</text:p>
      <text:p text:style-name="P14"/>
      <text:p text:style-name="P12">contact-form__input:<text:span text:style-name="T12">fist-child {}</text:span></text:p>
      <text:p text:style-name="P12"/>
      <text:p text:style-name="P12"/>
      <text:p text:style-name="P12"/>
      <text:p text:style-name="P10"/>
      <text:p text:style-name="P3"><text:tab/><text:tab/><text:tab/><text:span text:style-name="T11">++ UNIDADES:</text:span></text:p>
      <text:p text:style-name="P3"/>
      <text:p text:style-name="P11">em: es una unidad relativa.</text:p>
      <text:p text:style-name="P11">1 em por defecto es igual a 16px</text:p>
      <text:p text:style-name="P11">Pero si previamente definimos por ejemplo:</text:p>
      <text:p text:style-name="P11">. contac {</text:p>
      <text:p text:style-name="P11"><text:tab/>font-size: 20px;</text:p>
      <text:p text:style-name="P11">}</text:p>
      <text:p text:style-name="P4"><text:span text:style-name="T4">. </text:span><text:span text:style-name="T6">contact__2{</text:span></text:p>
      <text:p text:style-name="P34"><text:tab/>font-size: 2em;</text:p>
      <text:p text:style-name="P34">}</text:p>
      <text:p text:style-name="P34"/>
      <text:p text:style-name="P13"><text:span text:style-name="T6">Este segundo em va a valer 40px, porque resetea el valor de em al primer valor que se le haya asignado a la </text:span><text:span text:style-name="T7">caja que lo contiene</text:span><text:span text:style-name="T6">.</text:span><text:span text:style-name="T5"> </text:span></text:p>
      <text:p text:style-name="P37"/>
      <text:p text:style-name="P15"><text:span text:style-name="T5">O</text:span><text:span text:style-name="T4">tra medida relativa es el ViewPort: height y width</text:span></text:p>
      <text:p text:style-name="P38">Es una medida relativa a la pantalla, funciona como los porcentajes, pero específico con respecto a la pantalla, ya que los porcentajes funciona con las cajas.</text:p>
      <text:p text:style-name="P5"><text:span text:style-name="T4">. </text:span><text:span text:style-name="T6">contact__2{</text:span></text:p>
      <text:p text:style-name="P35"><text:tab/>font-size: 2em;</text:p>
      <text:p text:style-name="P5"><text:span text:style-name="T6"><text:tab/></text:span><text:span text:style-name="T8">background-color: #000;</text:span></text:p>
      <text:p text:style-name="P38"><text:tab/>width: 50vw;</text:p>
      <text:p text:style-name="P38"><text:tab/>height: 50vh;</text:p>
      <text:p text:style-name="P35">}</text:p>
      <text:p text:style-name="P35"/>
      <text:p text:style-name="P5"><text:span text:style-name="T6"><text:tab/><text:tab/><text:tab/></text:span><text:span text:style-name="T8">++ PROPIEDADES DE TEXTO:</text:span></text:p>
      <text:p text:style-name="P5"><text:soft-page-break/><text:span text:style-name="T4">. </text:span><text:span text:style-name="T6">contact__2{</text:span></text:p>
      <text:p text:style-name="P5"><text:span text:style-name="T6"><text:tab/>font-size: 2em;<text:tab/></text:span><text:span text:style-name="T9">tamańo</text:span></text:p>
      <text:p text:style-name="P5"><text:span text:style-name="T6"><text:tab/></text:span><text:span text:style-name="T8">font-family: georgia;<text:tab/></text:span><text:span text:style-name="T9">tipografía</text:span></text:p>
      <text:p text:style-name="P15"><text:span text:style-name="T4"><text:tab/>line-height: 2;<text:tab/><text:tab/></text:span><text:span text:style-name="T9">el espacio que contiene el texto</text:span></text:p>
      <text:p text:style-name="P15"><text:span text:style-name="T4"><text:tab/>font-weight: </text:span><text:span text:style-name="T9">500</text:span><text:span text:style-name="T4"> ;<text:tab/></text:span><text:span text:style-name="T9">el grosor del texto</text:span></text:p>
      <text:p text:style-name="P39"><text:tab/>color:<text:tab/>red;<text:tab/><text:tab/>el color</text:p>
      <text:p text:style-name="P35">}</text:p>
      <text:p text:style-name="P35"/>
      <text:p text:style-name="P16"><text:span text:style-name="T6"><text:tab/><text:tab/><text:tab/></text:span><text:span text:style-name="T4">++ IMPORTAR TIPOGRAFIA:</text:span></text:p>
      <text:p text:style-name="P39"/>
      <text:p text:style-name="P40">Para hacerlo se incluye en el head del html el link: por ejemplo:</text:p>
      <text:p text:style-name="P40"/>
      <text:p text:style-name="P40">&lt;link rel="preconnect" href="https://fonts.gstatic.com"&gt; <text:line-break/>&lt;link href="https://fonts.googleapis.com/css2?family=Open+Sans&amp;display=swap" rel="stylesheet"&gt; </text:p>
      <text:p text:style-name="P40"/>
      <text:p text:style-name="P40">Luego en el css se incluye:</text:p>
      <text:p text:style-name="P40"/>
      <text:p text:style-name="P6"><text:span text:style-name="T4">. </text:span><text:span text:style-name="T6">contact__2{</text:span></text:p>
      <text:p text:style-name="P6"><text:span text:style-name="T6"><text:tab/>font-size: 2em;<text:tab/></text:span><text:span text:style-name="T9">tamańo</text:span></text:p>
      <text:p text:style-name="P17"><text:span text:style-name="T6"><text:tab/>font-family: 'Open Sans', sans-serif;</text:span><text:span text:style-name="T8"><text:tab/></text:span><text:span text:style-name="T9">se pone una coma y luego otra tipo por si la primera no <text:tab/><text:tab/><text:tab/><text:tab/><text:tab/><text:tab/>agarra</text:span></text:p>
      <text:p text:style-name="P36">}</text:p>
      <text:p text:style-name="P36"/>
      <text:p text:style-name="P6"><text:span text:style-name="T6"><text:tab/><text:tab/><text:tab/></text:span><text:span text:style-name="T10">+++ NORMALIZE</text:span></text:p>
      <text:p text:style-name="P41"/>
      <text:p text:style-name="P42">Normalize le borra los predefinidos del navegador.</text:p>
      <text:p text:style-name="P42">Se agrega:</text:p>
      <text:p text:style-name="P20"><text:span text:style-name="T13">&lt;</text:span><text:span text:style-name="T15">link</text:span><text:span text:style-name="T4"> </text:span><text:span text:style-name="T17">rel</text:span><text:span text:style-name="T4">=</text:span><text:span text:style-name="T19">"stylesheet"</text:span><text:span text:style-name="T4"> </text:span><text:span text:style-name="T17">href</text:span><text:span text:style-name="T4">=</text:span><text:span text:style-name="T19">"https://necolas.github.io/normalize.css/8.0.1/normalize.css"</text:span><text:span text:style-name="T13">&gt;</text:span></text:p>
      <text:p text:style-name="P42"/>
      <text:p text:style-name="P42">O se descarga el archivo y se lo linkea en head.</text:p>
      <text:p text:style-name="P20"><text:span text:style-name="T13">&lt;</text:span><text:span text:style-name="T15">link</text:span><text:span text:style-name="T4"> </text:span><text:span text:style-name="T17">rel</text:span><text:span text:style-name="T4">=</text:span><text:span text:style-name="T19">"stylesheet"</text:span><text:span text:style-name="T4"> </text:span><text:span text:style-name="T17">href</text:span><text:span text:style-name="T4">=</text:span><text:span text:style-name="T19">"normalize.css"</text:span><text:span text:style-name="T13">&gt;</text:span></text:p>
      <text:p text:style-name="P21"/>
      <text:p text:style-name="P22">EN el normalize es importante cambiar:</text:p>
      <text:p text:style-name="P22">EN imagen: el max-width= 100%;<text:tab/><text:tab/>Esto para que sea responsive</text:p>
      <text:p text:style-name="P22"/>
      <text:p text:style-name="P22"><text:span text:style-name="T20">img</text:span> {</text:p>
      <text:p text:style-name="P18"><text:span text:style-name="T16">border-style</text:span>: <text:span text:style-name="T18">none</text:span>;</text:p>
      <text:p text:style-name="P18"><text:span text:style-name="T16">max-width</text:span>: <text:span text:style-name="T21">100%</text:span>;</text:p>
      <text:p text:style-name="P18">}</text:p>
      <text:p text:style-name="P22"/>
      <text:p text:style-name="P22">En el selector universal:</text:p>
      <text:p text:style-name="P22">Agregar border box:</text:p>
      <text:p text:style-name="P22"/>
      <text:p text:style-name="P22"/>
      <text:p text:style-name="P18"><text:span text:style-name="T14">*</text:span> {</text:p>
      <text:p text:style-name="P18"><text:span text:style-name="T16">box-sizing</text:span>: <text:span text:style-name="T18">border-box</text:span>;</text:p>
      <text:p text:style-name="P18"><text:span text:style-name="T16">padding</text:span>: <text:span text:style-name="T21">0</text:span>;</text:p>
      <text:p text:style-name="P18"><text:span text:style-name="T16">margin</text:span>: <text:span text:style-name="T21">0</text:span>;</text:p>
      <text:p text:style-name="P18">}</text:p>
      <text:p text:style-name="P18"/>
      <text:p text:style-name="P22"/>
      <text:p text:style-name="P22"/>
      <text:p text:style-name="P22"><text:soft-page-break/>Esto es para poder definir los tamańos de las cajas y que no se modifique si le agrego padding o margin.</text:p>
      <text:p text:style-name="P22"/>
      <text:p text:style-name="P22"/>
      <text:p text:style-name="P23"><text:tab/><text:tab/><text:tab/>++ TEORIAS DE CAJAS</text:p>
      <text:p text:style-name="P23"/>
      <text:p text:style-name="P23">LAS CAJAS EN LINEA – SE AJUSTA AL ANCHO DE LOS ELEMENTOS</text:p>
      <text:p text:style-name="P23"/>
      <text:p text:style-name="P23">LAS CAJAS EN BLOQUE – SE AJUSTA AL ANCHO DEL CONTENEDOR</text:p>
      <text:p text:style-name="P23"/>
      <text:p text:style-name="P23">La propiedad display maneja si se presenta el elemento como em bloque o em linea:</text:p>
      <text:p text:style-name="P23"/>
      <text:p text:style-name="P23">h2{</text:p>
      <text:p text:style-name="P23"><text:tab/>display: inline;</text:p>
      <text:p text:style-name="P23">}</text:p>
      <text:p text:style-name="P23"/>
      <text:p text:style-name="P23">Las propiedades height y width sirven solo para los bloques.</text:p>
      <text:p text:style-name="P23"/>
      <text:p text:style-name="P23"/>
      <text:p text:style-name="P23"><text:tab/><text:tab/>++ PROPIEDADES DE CAJA::</text:p>
      <text:p text:style-name="P23"/>
      <text:p text:style-name="P24">h2{</text:p>
      <text:p text:style-name="P24"><text:tab/><text:span text:style-name="T22">background-color:red;<text:tab/><text:tab/><text:tab/>Modifica el color de fondo</text:span></text:p>
      <text:p text:style-name="P24"><text:tab/>display: inline-<text:span text:style-name="T22">block</text:span>;<text:tab/><text:tab/><text:tab/><text:span text:style-name="T22">define si es bloque o em linea</text:span></text:p>
      <text:p text:style-name="P25"><text:tab/>padding: 2em ;<text:tab/><text:tab/><text:tab/><text:tab/>padding es la distancia al borde</text:p>
      <text:p text:style-name="P25"><text:tab/>box-sizing: border-box;<text:tab/><text:tab/><text:tab/>define el tamano de la caja al borde</text:p>
      <text:p text:style-name="P25"><text:tab/>text-aling: center;<text:tab/><text:tab/><text:tab/><text:tab/>alinea el texto</text:p>
      <text:p text:style-name="P25"><text:tab/>margin : 2em;<text:tab/><text:tab/><text:tab/><text:tab/>la distancia del borde para afuera</text:p>
      <text:p text:style-name="P25"><text:tab/>bord er-radius: 2em;<text:tab/><text:tab/><text:tab/>la redondez del borde</text:p>
      <text:p text:style-name="P25"><text:tab/>box-shadow: 30x 20x 10x 10x #000;<text:tab/>le da sombra al borde</text:p>
      <text:p text:style-name="P25"><text:tab/>text-shadow: 2px 2px 5px #fff;<text:tab/><text:tab/>sombra al texto</text:p>
      <text:p text:style-name="P25"/>
      <text:p text:style-name="P24">}</text:p>
      <text:p text:style-name="P24"/>
      <text:p text:style-name="P27">+ position:</text:p>
      <text:p text:style-name="P24"/>
      <text:p text:style-name="P26">Position modifica las posiciones.</text:p>
      <text:p text:style-name="P26">Relative: le reserva un lugar y lo mueve según los margenes que le indiquemos.</text:p>
      <text:p text:style-name="P26">Position absolute. Lo fija por encima de todo.</text:p>
      <text:p text:style-name="P26">Te abren la posibilidad de usar el z-index: que pone prioridades de como posicionar algo encima de lo outro.</text:p>
      <text:p text:style-name="P26"/>
      <text:p text:style-name="P26">Cuando em position le ponemos: auto, solo em el incice x lo centra.</text:p>
      <text:p text:style-name="P26"/>
      <text:p text:style-name="P28"><text:s text:c="3"/><text:tab/><text:tab/><text:tab/><text:tab/><text:span text:style-name="T23">+++ Outline</text:span></text:p>
      <text:p text:style-name="P28"/>
      <text:p text:style-name="P29">Es una propiedad que acorta width, color, heigth que no ocupa un espacio real. Dibuja un borde que se ve, pero que no afecta a las posiciones de las cajas.</text:p>
      <text:p text:style-name="P29"/>
      <text:p text:style-name="P29"><text:tab/><text:tab/><text:tab/><text:tab/><text:span text:style-name="T24">+++ POSITION</text:span></text:p>
      <text:p text:style-name="P29"/>
      <text:p text:style-name="P30">El elemento adquiere nuevas propiedades, top, left, bottom, rigth, z-index.</text:p>
      <text:p text:style-name="P30"/>
      <text:p text:style-name="P30">Position:static ; es el valor por defecto, es como si no estuviera posicionado.</text:p>
      <text:p text:style-name="P30"/>
      <text:p text:style-name="P30">Position relative: Las principales propiedades son top y left. SI estas no estan recien funciona bottom y right</text:p>
      <text:p text:style-name="P30"/>
      <text:p text:style-name="P43"><text:soft-page-break/><text:span text:style-name="T26">El z-index define la superposicion de las capas. Es un numero entre 0 y </text:span><text:span text:style-name="T27">el infinito. Es buena practica dejar 10-50 espacios entre los elementos que ordenemos, ya que puede que luego se tenga que ingresar algo entre medio.</text:span></text:p>
      <text:p text:style-name="P45"/>
      <text:p text:style-name="P46">*** Opacity es la transparencia ***</text:p>
      <text:p text:style-name="P46"/>
      <text:p text:style-name="P47">En POSITION RELATIVE, se reserva un espacio para la caja que lo define.</text:p>
      <text:p text:style-name="P48">En POSITION ABSOLUTE, se renuncia de esse espacion y luego toma como referencia toda el ViewPort</text:p>
      <text:p text:style-name="P44"><text:span text:style-name="T28"><text:tab/>También hace que se ajuste el tama´no de la caja al contenido.</text:span><text:span text:style-name="T25"><text:tab/></text:span></text:p>
      <text:p text:style-name="P48"/>
      <text:p text:style-name="P49">Position Fixed:</text:p>
      <text:p text:style-name="P49"><text:tab/>Esta caja queda stática y queda fijada al view port, luego el resto del contenido puede ser scroleado pero la caja se muestra siempre.</text:p>
      <text:p text:style-name="P49"/>
      <text:p text:style-name="P49"/>
      <text:p text:style-name="P49"/>
      <text:p text:style-name="P50">++++ PROPIEDAD DISPLAY+++++ 2:47:00</text:p>
      <text:p text:style-name="P50"/>
      <text:p text:style-name="P50"/>
      <text:p text:style-name="P51">DISPLAY INLINE: sirve para texto.</text:p>
      <text:p text:style-name="P51">DISPLAY BLOCK: es una caja, para poder darle borde, margin, etc.</text:p>
      <text:p text:style-name="P51"/>
      <text:p text:style-name="P51">Display inline-block. Se comporta como bloque, pero se puede poner em linea como inline.</text:p>
      <text:p text:style-name="P51"/>
      <text:p text:style-name="P51">++++++ overflow::</text:p>
      <text:p text:style-name="P51"/>
      <text:p text:style-name="P51">Overflow: definequé es lo que se hace com el contenido que sobresale por fuera de la caja.</text:p>
      <text:p text:style-name="P51"/>
      <text:p text:style-name="P94"><text:span text:style-name="T30"><text:tab/><text:tab/>: </text:span><text:span text:style-name="T31">hidden: no muestra todo lo que sobresale, lo corta em el borde de la caja.</text:span></text:p>
      <text:p text:style-name="P52"/>
      <text:p text:style-name="P52"><text:s/><text:span text:style-name="T42">++++++ FLOAT</text:span></text:p>
      <text:p text:style-name="P53"/>
      <text:p text:style-name="P52"/>
      <text:p text:style-name="P53">Sirve principalmente para poner un texto junto a una imagen y que queden detro del mismo div, siendo responsive, y ajustando el texto al tamańo de la imagen.</text:p>
      <text:p text:style-name="P53"/>
      <text:p text:style-name="P53">+++++++ +++++++++++++++PSEUDOELEMENTOS</text:p>
      <text:p text:style-name="P53"/>
      <text:p text:style-name="P53">Se define com ‘::’ -&gt; <text:s/>‘elemento::pseudoelemento{}’ </text:p>
      <text:p text:style-name="P53"/>
      <text:p text:style-name="P53">++++++ FirstLine: <text:span text:style-name="T43">solamente se puede aplicar a los bock</text:span></text:p>
      <text:p text:style-name="P53"/>
      <text:p text:style-name="P53">Modifica las propiedades del texto pero solo de la primera linea.</text:p>
      <text:p text:style-name="P53"/>
      <text:p text:style-name="P54">+++++++ FistLetter: <text:s/><text:span text:style-name="T43">solamente se puede aplicar a los bock</text:span></text:p>
      <text:p text:style-name="P53"/>
      <text:p text:style-name="P53">Lo mismo que firstline pero com la primera letra.</text:p>
      <text:p text:style-name="P53"/>
      <text:p text:style-name="P53">++ Hover::</text:p>
      <text:p text:style-name="P53"/>
      <text:p text:style-name="P53">Es cuando posicionamos el mouse sobre ele elemento.</text:p>
      <text:p text:style-name="P53"/>
      <text:p text:style-name="P53">++ <text:s/><text:span text:style-name="T44">PLACEHOLDER:</text:span></text:p>
      <text:p text:style-name="P53"/>
      <text:p text:style-name="P55">Modifica las propiedades del placeholder de un form/input</text:p>
      <text:p text:style-name="P55"/>
      <text:p text:style-name="P55">++ selection::</text:p>
      <text:p text:style-name="P55">Modifica las propiedades de la seleccion de texto</text:p>
      <text:p text:style-name="P55"><text:soft-page-break/></text:p>
      <text:p text:style-name="P55">++ before:: re quiere de la propiedad CONTENT. Y solo aplica a los INLINE.</text:p>
      <text:p text:style-name="P55"/>
      <text:p text:style-name="P55">Lo mismo que el after, agrega un texto que no aparece em el DOM pero que si lo podemos ver. </text:p>
      <text:p text:style-name="P55"/>
      <text:p text:style-name="P55"/>
      <text:p text:style-name="P56">++++++ OBJECT FIT:</text:p>
      <text:p text:style-name="P56"/>
      <text:p text:style-name="P95"><text:span text:style-name="T32">CONTAIN: </text:span><text:span text:style-name="T33">la img se ajusta hasta q x o y llega al borde y se detiene ahi.</text:span></text:p>
      <text:p text:style-name="P58"/>
      <text:p text:style-name="P96"><text:span text:style-name="T33">S</text:span><text:span text:style-name="T29">cale down: </text:span></text:p>
      <text:p text:style-name="P56"/>
      <text:p text:style-name="P95"><text:span text:style-name="T32">cover: </text:span><text:span text:style-name="T33">la img se ajusta al contenedor y recorta el resto</text:span></text:p>
      <text:p text:style-name="P56"/>
      <text:p text:style-name="P57">none: respeta el tamano de la img</text:p>
      <text:p text:style-name="P56"/>
      <text:p text:style-name="P56"/>
      <text:p text:style-name="P59">++++++++ object position::</text:p>
      <text:p text:style-name="P59"/>
      <text:p text:style-name="P59">esto cuando una imagen queda recortada dentro de una caja, se usa left, rigth, etc para mostrar la partre que uno prefiere.</text:p>
      <text:p text:style-name="P59"/>
      <text:p text:style-name="P60">\\</text:p>
      <text:p text:style-name="P60"/>
      <text:p text:style-name="P60"/>
      <text:p text:style-name="P60"><text:tab/><text:tab/><text:tab/>+++++ <text:s/>CONCEPTOS DE RESPONSIVE</text:p>
      <text:p text:style-name="P60"/>
      <text:p text:style-name="P60"/>
      <text:p text:style-name="P60">Trabaja com las diferentes resoluciones.</text:p>
      <text:p text:style-name="P60"/>
      <text:p text:style-name="P60">Para hacer esto se trabaja com media queries.</text:p>
      <text:p text:style-name="P61">Estas se definen por </text:p>
      <text:p text:style-name="P97"><text:span text:style-name="T34">@</text:span><text:span text:style-name="T35">media only screen and</text:span><text:span text:style-name="T34">(</text:span><text:span text:style-name="T35">max-width:800px</text:span><text:span text:style-name="T34">):</text:span></text:p>
      <text:p text:style-name="P60"/>
      <text:p text:style-name="P62">Esto diría que si la pantalla es menor a 800px(el width)</text:p>
      <text:p text:style-name="P62">tiene que comportarse de la manera que vamos a definir.</text:p>
      <text:p text:style-name="P62"/>
      <text:p text:style-name="P62"/>
      <text:p text:style-name="P62"><text:tab/><text:tab/><text:span text:style-name="T45">+++++ FLEXBOX</text:span></text:p>
      <text:p text:style-name="P62"/>
      <text:p text:style-name="P62"/>
      <text:p text:style-name="P63">Flexbox requiere un contenedor que tenga el display flexbox y luego los items com flex.</text:p>
      <text:p text:style-name="P63">De lo contrario flex se comporta como un contenedor em bloque</text:p>
      <text:p text:style-name="P63"/>
      <text:p text:style-name="P63">Flex usa el eje x y el y. El x lo llama main axis y el y lo llama cross start.</text:p>
      <text:p text:style-name="P63">El main axis tiene una direccion de izquierda a derecha </text:p>
      <text:p text:style-name="P63">el crros axis va de arriba hacia abajo.</text:p>
      <text:p text:style-name="P63">Osea que tiene un cross start arriba y el cross end abajo.</text:p>
      <text:p text:style-name="P63">EL main tiene el main start a la izquierda y el end a la derecha.</text:p>
      <text:p text:style-name="P63">Esto em el comportamiento normal, por defecto, pero se puede cambiar.</text:p>
      <text:p text:style-name="P63"/>
      <text:p text:style-name="P63">Con esto activado, flex va a acomodar la altura de la caja al contenido que tiene para que sea acorde al resto de los flex items.</text:p>
      <text:p text:style-name="P63"/>
      <text:p text:style-name="P63"/>
      <text:p text:style-name="P63"/>
      <text:p text:style-name="P64">+++ FLEX DIRECTION</text:p>
      <text:p text:style-name="P64"/>
      <text:p text:style-name="P64"><text:soft-page-break/>direcciona el posicionado de las cajas em columnas o filas.</text:p>
      <text:p text:style-name="P64">Se define em el contenedor</text:p>
      <text:p text:style-name="P64"/>
      <text:p text:style-name="P64">+++ FLEX WRAP</text:p>
      <text:p text:style-name="P64"/>
      <text:p text:style-name="P64">Define que cuando las cajas no entran em el viewport, se posiciona por debajo para mejorar …</text:p>
      <text:p text:style-name="P64"/>
      <text:p text:style-name="P64">wrap reverse: las posiciona arriba</text:p>
      <text:p text:style-name="P64"/>
      <text:p text:style-name="P64"/>
      <text:p text:style-name="P64">++++ JUSTIFY CONTENT</text:p>
      <text:p text:style-name="P64"/>
      <text:p text:style-name="P64">alinea y justifica los flex items. <text:s text:c="2"/><text:span text:style-name="T56">Em horizontal</text:span></text:p>
      <text:p text:style-name="P64"/>
      <text:p text:style-name="P65">++++ ALING ITEMS</text:p>
      <text:p text:style-name="P65">los alinea em el centro de y</text:p>
      <text:p text:style-name="P65"/>
      <text:p text:style-name="P65"/>
      <text:p text:style-name="P65">------------ <text:s/><text:span text:style-name="T46">PROPIEDADES DE LOS ITEMS::</text:span></text:p>
      <text:p text:style-name="P65"/>
      <text:p text:style-name="P66">+ ALIGN-SELF – ALINEACION EN EL CROSS AXIS</text:p>
      <text:p text:style-name="P67">+ Margin: auto::: em flex el margin se comporta de la siguiente manera: si le paso margin-left=auto, lo va a mandar para la derecha. Siempre que le doy auto lo manda para el outro lado. Esto si le doy los dos parametros(left y right ) se centra del todo.</text:p>
      <text:p text:style-name="P67"/>
      <text:p text:style-name="P66">+ FLEX-GROW: <text:span text:style-name="T47">reparte el espacio sobrante emtre las cajas que haya</text:span></text:p>
      <text:p text:style-name="P66"/>
      <text:p text:style-name="P66">+FLEX-SHRINK</text:p>
      <text:p text:style-name="P66">+ FLEX-BASIS</text:p>
      <text:p text:style-name="P66">+ FLEX</text:p>
      <text:p text:style-name="P66">+ ORDER</text:p>
      <text:p text:style-name="P65"/>
      <text:p text:style-name="P65"/>
      <text:p text:style-name="P65"/>
      <text:p text:style-name="P65"/>
      <text:p text:style-name="P68"><text:s text:c="2"/><text:tab/><text:tab/><text:tab/>++++ <text:s/>GRID <text:s text:c="3"/>++++++</text:p>
      <text:p text:style-name="P68"><text:tab/><text:tab/><text:tab/><text:span text:style-name="T48">CONCEPTOS</text:span></text:p>
      <text:p text:style-name="P69">GRID CONTAINER<text:tab/><text:tab/>lo mismo que flex, necesita un contenedor GRID</text:p>
      <text:p text:style-name="P69">GRID ITEM<text:tab/><text:tab/><text:tab/>los items que van a ir em las celldas que autocrea</text:p>
      <text:p text:style-name="P69">CELL<text:tab/><text:tab/><text:tab/><text:tab/>las celdas que auto crea GRID para completar los espacios</text:p>
      <text:p text:style-name="P69"/>
      <text:p text:style-name="P69">TRACKS<text:tab/><text:tab/><text:tab/>pueden ser filas o columnas</text:p>
      <text:p text:style-name="P69">AREA<text:tab/><text:tab/><text:tab/><text:tab/>son varias celdas que seleccionamos, solo pueden ser las <text:tab/><text:tab/><text:tab/><text:tab/><text:tab/>consecutivas</text:p>
      <text:p text:style-name="P69">LINE<text:tab/><text:tab/><text:tab/><text:tab/>son todas las lineas de la tabla, las de los bordes tambien, hay lineas de columnas y lineas de filas, comienzan de arriba a abajo y de izq <text:s/>a derecha.</text:p>
      <text:p text:style-name="P69"/>
      <text:p text:style-name="P98"><text:span text:style-name="T36"><text:tab/><text:tab/></text:span><text:span text:style-name="T37">Para que funcione: Hay que asignar un contenedor, y los items.</text:span></text:p>
      <text:p text:style-name="P74">Al contenedor hay que asignar el display grid, y luego</text:p>
      <text:p text:style-name="P74">grid-template-row: y la cantidad de columnas, com sus medidas:</text:p>
      <text:p text:style-name="P74">grid-template-row 150px 150px 150px;</text:p>
      <text:p text:style-name="P74"/>
      <text:p text:style-name="P74">Luego grid-template-column.</text:p>
      <text:p text:style-name="P99"><text:span text:style-name="T37">J</text:span><text:span text:style-name="T29">ustify content justifica el centro em el x.</text:span></text:p>
      <text:p text:style-name="P70"/>
      <text:p text:style-name="P70"/>
      <text:p text:style-name="P70"><text:tab/>Grid tiene una medida que se llama FR</text:p>
      <text:p text:style-name="P70"><text:soft-page-break/>Es una medida relativa: agrega lo que sobra de espacio em el viewport. SI hay varias columnras/items com fr, Grid lo reparte em cada uno.</text:p>
      <text:p text:style-name="P70"/>
      <text:p text:style-name="P70"/>
      <text:p text:style-name="P69"/>
      <text:p text:style-name="P69"><text:tab/></text:p>
      <text:p text:style-name="P70">grid-gap es la separación entre las grillas</text:p>
      <text:p text:style-name="P70"/>
      <text:p text:style-name="P70">PARA LOS GRID ITEMS</text:p>
      <text:p text:style-name="P70"/>
      <text:p text:style-name="P70">grid row start</text:p>
      <text:p text:style-name="P70"><text:tab/><text:tab/>end</text:p>
      <text:p text:style-name="P70">Es para cuando comienza y termina una fila, lo mismo para columnra.</text:p>
      <text:p text:style-name="P70"/>
      <text:p text:style-name="P70">Por ejemplo::</text:p>
      <text:p text:style-name="P70">grid row : 1/3;</text:p>
      <text:p text:style-name="P70">esto le dice que empiece em la primera grilla y que siga hasta la tercera. Por defecto va de a uno.</text:p>
      <text:p text:style-name="P70">Luego si quiero le puedo cambiar la column.</text:p>
      <text:p text:style-name="P70"/>
      <text:p text:style-name="P71">Cuando tenemos muchos GRID ITEMS, em css se selecionan por ejemplo:</text:p>
      <text:p text:style-name="P71"/>
      <text:p text:style-name="P71"/>
      <text:p text:style-name="P18"><text:span text:style-name="T20">.grid-item:nth-child</text:span>(<text:span text:style-name="T21">2</text:span>){</text:p>
      <text:p text:style-name="P18"><text:span text:style-name="T16">grid-row</text:span>: <text:span text:style-name="T21">1</text:span>/<text:span text:style-name="T21">3</text:span>;</text:p>
      <text:p text:style-name="P18">}</text:p>
      <text:p text:style-name="P18"><text:span text:style-name="T20">.grid-item:nth-child</text:span>(<text:span text:style-name="T21">3</text:span>){</text:p>
      <text:p text:style-name="P18"><text:span text:style-name="T16">grid-column</text:span>: <text:span text:style-name="T21">1</text:span>/<text:span text:style-name="T21">3</text:span>;</text:p>
      <text:p text:style-name="P18">}</text:p>
      <text:p text:style-name="P18"><text:span text:style-name="T20">.grid-item:nth-child</text:span>(<text:span text:style-name="T21">4</text:span>){</text:p>
      <text:p text:style-name="P18"><text:span text:style-name="T16">grid-row</text:span>: <text:span text:style-name="T21">4</text:span>/<text:span text:style-name="T21">6</text:span>;</text:p>
      <text:p text:style-name="P18">}</text:p>
      <text:p text:style-name="P71"/>
      <text:p text:style-name="P71">De esta manera les digo donde empieza y donde termina cada item, pero lo puedo hacer más facilmente si uso el argumento span:</text:p>
      <text:p text:style-name="P71"/>
      <text:p text:style-name="P71"/>
      <text:p text:style-name="P19"><text:span text:style-name="T20">.grid-item:nth-child</text:span>(<text:span text:style-name="T21">2</text:span>){</text:p>
      <text:p text:style-name="P19"><text:span text:style-name="T16">grid-row</text:span>: <text:span text:style-name="T21">1</text:span>/ <text:span text:style-name="T49">span 2</text:span>;</text:p>
      <text:p text:style-name="P19">}</text:p>
      <text:p text:style-name="P19"><text:span text:style-name="T20">.grid-item:nth-child</text:span>(<text:span text:style-name="T21">3</text:span>){</text:p>
      <text:p text:style-name="P19"><text:span text:style-name="T16">grid-column</text:span>: <text:span text:style-name="T21">1</text:span>/ <text:span text:style-name="T49">span 2</text:span>;</text:p>
      <text:p text:style-name="P19">}</text:p>
      <text:p text:style-name="P19"><text:span text:style-name="T20">.grid-item:nth-child</text:span>(<text:span text:style-name="T21">4</text:span>){</text:p>
      <text:p text:style-name="P19"><text:span text:style-name="T16">grid-row</text:span>: <text:span text:style-name="T21">4</text:span>/ <text:span text:style-name="T49">span 2</text:span>;</text:p>
      <text:p text:style-name="P31">}</text:p>
      <text:p text:style-name="P71"/>
      <text:p text:style-name="P71"/>
      <text:p text:style-name="P72">++++ GRID AUTO FLOW: Dense</text:p>
      <text:p text:style-name="P72"><text:s/>completa los huecos com los elementos que no se especificaron sus medidas.</text:p>
      <text:p text:style-name="P72"><text:tab/><text:tab/><text:tab/>: <text:span text:style-name="T50">ROW: AGREGA FILAS CUANDO SOBRA ALGUN ELEMNETO</text:span></text:p>
      <text:p text:style-name="P72"><text:tab/><text:tab/><text:tab/>::<text:span text:style-name="T50">COLUMN: LO MISMO CON LA COLUMNA</text:span></text:p>
      <text:p text:style-name="P72"/>
      <text:p text:style-name="P72">GRID AUTO ROW: <text:s/>PARA DETERMINAR EL GRID IMPLIXITO</text:p>
      <text:p text:style-name="P72">GRID AUTO COLUM:</text:p>
      <text:p text:style-name="P72"/>
      <text:p text:style-name="P72"><text:soft-page-break/><text:s/><text:tab/><text:tab/></text:p>
      <text:p text:style-name="P72"/>
      <text:p text:style-name="P75"/>
      <text:p text:style-name="P75"/>
      <text:p text:style-name="P91">++++ GRID DINAMICO <text:s/><text:tab/>+++</text:p>
      <text:p text:style-name="P73"/>
      <text:p text:style-name="P73"/>
      <text:p text:style-name="P78">Para trabajar de manera dinámica hay que utilizar estructuras y cantidades dinámicas.</text:p>
      <text:p text:style-name="P78"/>
      <text:p text:style-name="P78"/>
      <text:p text:style-name="P78">REPEAT(): <text:span text:style-name="T51">Para crear varias filas o columnas juntas se usa repeat(), por ejemplo:</text:span></text:p>
      <text:p text:style-name="P76"/>
      <text:p text:style-name="P76">grid-template-columns: repeat(4, 150px);</text:p>
      <text:p text:style-name="P78"/>
      <text:p text:style-name="P78"/>
      <text:p text:style-name="P78">Estructuras, <text:span text:style-name="T52">Propiedades</text:span> que em general se usan em el repeat():</text:p>
      <text:p text:style-name="P78"/>
      <text:p text:style-name="P100"><text:span text:style-name="T38">. minmax(): Se pasa el minimo y el maximo </text:span><text:span text:style-name="T41">que queremos que tenga</text:span></text:p>
      <text:p text:style-name="P92"/>
      <text:p text:style-name="P102"><text:span text:style-name="T39">grid-template-columns: repeat(4, </text:span><text:span text:style-name="T40">min</text:span><text:span text:style-name="T41">max(100px, 200px)</text:span><text:span text:style-name="T39">);</text:span></text:p>
      <text:p text:style-name="P77"/>
      <text:p text:style-name="P77"/>
      <text:p text:style-name="P78">. min-content: <text:span text:style-name="T52">El tamanio minimo al que se achica respeta el minimo indispensable para respetar el contenido, em el caso la palabra</text:span></text:p>
      <text:p text:style-name="P78">. max-content: <text:span text:style-name="T53">no se usa mucho, pero te respeta el tamanio de toda la linea</text:span></text:p>
      <text:p text:style-name="P78"/>
      <text:p text:style-name="P78"/>
      <text:p text:style-name="P101"><text:span text:style-name="T39">grid-template-columns: repeat(4, </text:span><text:span text:style-name="T40">min-content</text:span><text:span text:style-name="T39">);</text:span></text:p>
      <text:p text:style-name="P78"/>
      <text:p text:style-name="P78">Cantidades:</text:p>
      <text:p text:style-name="P78"/>
      <text:p text:style-name="P78">. auto-fill: </text:p>
      <text:p text:style-name="P78"/>
      <text:p text:style-name="P79">Auto fill sirve para rellenar el espacio que sobra com nuevas filas o columnas.</text:p>
      <text:p text:style-name="P32"><text:span text:style-name="T16">grid-template-columns</text:span>: <text:span text:style-name="T54">repeat</text:span>(<text:span text:style-name="T16">auto-fill</text:span>, <text:span text:style-name="T54">minmax</text:span>(<text:span text:style-name="T21">100px</text:span>, <text:span text:style-name="T21">200px</text:span>));</text:p>
      <text:p text:style-name="P79">em el ejemplo de arriba, cuando hay espacio para agregar una columna com el minimo de 100px, la crea<text:span text:style-name="T55">(aunque no se vea, aparece el espacio)</text:span>. Si el espacio se achica y ya todas las columnas tenian 100px, saca una columna y deja las outras em su maximo de 200px</text:p>
      <text:p text:style-name="P80">Si quiero que las grillas crezcan y se achiquen, puedo usar fr como medida.</text:p>
      <text:p text:style-name="P80"/>
      <text:p text:style-name="P79"/>
      <text:p text:style-name="P78">. auto-fix</text:p>
      <text:p text:style-name="P78"/>
      <text:p text:style-name="P80">Auto fix, es como auto fill, pero em vez de rellenar com grillas, estira las que hay.</text:p>
      <text:p text:style-name="P80"/>
      <text:p text:style-name="P80"><text:tab/></text:p>
      <text:p text:style-name="P80"/>
      <text:p text:style-name="P80">+++++ <text:s text:c="2"/>ALINEACION</text:p>
      <text:p text:style-name="P80">EN GENERAL: que se aplica em el contenedor.</text:p>
      <text:p text:style-name="P81">Justify-items: horizontal <text:s/>:: lo que hace además es determinar el tama;o del contenedor al contenido</text:p>
      <text:p text:style-name="P81"/>
      <text:p text:style-name="P83">el valor por defecto es strech, para que se estiren las cajas a las grillas.</text:p>
      <text:p text:style-name="P83"/>
      <text:p text:style-name="P81"/>
      <text:p text:style-name="P81">align-item: vertical</text:p>
      <text:p text:style-name="P82">Cuando centro el align items em un contenedor GRID, todos los items grid van a actuar como contenedores flex com align imem, osea centrado em el y</text:p>
      <text:p text:style-name="P82"/>
      <text:p text:style-name="P82"><text:soft-page-break/></text:p>
      <text:p text:style-name="P83">justify content: alinea las columnas cuando no son flexibles y hay espacio vacio.</text:p>
      <text:p text:style-name="P83">Align content: lo mismo pero com las filas.</text:p>
      <text:p text:style-name="P81"/>
      <text:p text:style-name="P80">Em el item: </text:p>
      <text:p text:style-name="P80"/>
      <text:p text:style-name="P83">align self: se centra em el y <text:tab/></text:p>
      <text:p text:style-name="P84">justify self: lo alinea em el horizontal</text:p>
      <text:p text:style-name="P84"/>
      <text:p text:style-name="P85"><text:tab/>++++<text:tab/><text:tab/>GRID AREAS l:</text:p>
      <text:p text:style-name="P85"/>
      <text:p text:style-name="P86">no le veo utilidad ahora…</text:p>
      <text:p text:style-name="P86"/>
      <text:p text:style-name="P86">+++++ Nombrar las líneas tampoco…</text:p>
      <text:p text:style-name="P86"/>
      <text:p text:style-name="P86"/>
      <text:p text:style-name="P87">+++++ <text:s/>RESPONSIVE DESIGN <text:s text:c="2"/>++++++</text:p>
      <text:p text:style-name="P87"/>
      <text:p text:style-name="P87"/>
      <text:p text:style-name="P88">@media : es una regla, que primero define si se va a trabajar com:</text:p>
      <text:p text:style-name="P88"><text:tab/>all</text:p>
      <text:p text:style-name="P88"><text:tab/>print</text:p>
      <text:p text:style-name="P88"><text:tab/>screen</text:p>
      <text:p text:style-name="P88"><text:tab/>speech.</text:p>
      <text:p text:style-name="P88">Ahora solo vamos a aprender screen, que va a aceptar condicionales acerca del tamaño de la pantalla</text:p>
      <text:p text:style-name="P88"/>
      <text:p text:style-name="P88">Los operadores que acepta son: and y or</text:p>
      <text:p text:style-name="P88"/>
      <text:p text:style-name="P88">sintaxis:</text:p>
      <text:p text:style-name="P88">@media screen and (min-width: 400px)<text:span text:style-name="T57">{</text:span></text:p>
      <text:p text:style-name="P89">aca adentro lo que pinte:</text:p>
      <text:p text:style-name="P89">body{</text:p>
      <text:p text:style-name="P89">background-color: blue;</text:p>
      <text:p text:style-name="P89">}</text:p>
      <text:p text:style-name="P89">}</text:p>
      <text:p text:style-name="P89"/>
      <text:p text:style-name="P90">+++<text:tab/>++++<text:tab/><text:tab/><text:tab/>MOBI LE FIRST <text:s text:c="2"/>++++</text:p>
      <text:p text:style-name="P90"/>
      <text:p text:style-name="P90">Es una metodología que incentiva google, posicionando mejor em los buscadores las paginas que sigan esta metodologia.</text:p>
      <text:p text:style-name="P90">Que basicamente consiste em diseñar em principio para moviles.</text:p>
      <text:p text:style-name="P85"/>
      <text:p text:style-name="P85"/>
      <text:p text:style-name="P85"/>
      <text:p text:style-name="P93">++++<text:tab/>Para TRANSITION<text:tab/>++++</text:p>
      <text:p text:style-name="P93"/>
      <text:p text:style-name="P93">Para que funcione transition hay que establecer dos propiedades, la property y la duration.</text:p>
      <text:p text:style-name="P93">Property</text:p>
      <text:p text:style-name="P93">Dur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07:20:34.421730443</meta:creation-date>
    <dc:date>2021-01-29T20:54:38.378120203</dc:date>
    <meta:editing-duration>PT10H1M34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10" meta:paragraph-count="319" meta:word-count="2222" meta:character-count="13178" meta:non-whitespace-character-count="11062"/>
  </office:meta>
</office:document-meta>
</file>